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448" officeooo:paragraph-rsid="000ed448"/>
    </style:style>
    <style:style style:name="P2" style:family="paragraph" style:parent-style-name="Text_20_body">
      <style:text-properties officeooo:rsid="00104575" officeooo:paragraph-rsid="00104575"/>
    </style:style>
    <style:style style:name="P3" style:family="paragraph" style:parent-style-name="Text_20_body">
      <style:text-properties officeooo:rsid="0010b8a5" officeooo:paragraph-rsid="0010b8a5"/>
    </style:style>
    <style:style style:name="P4" style:family="paragraph" style:parent-style-name="Title">
      <style:text-properties officeooo:rsid="000d6830" officeooo:paragraph-rsid="000d6830"/>
    </style:style>
    <style:style style:name="P5" style:family="paragraph" style:parent-style-name="Heading_20_2">
      <style:text-properties officeooo:rsid="000ed448" officeooo:paragraph-rsid="000ed448"/>
    </style:style>
    <style:style style:name="P6" style:family="paragraph" style:parent-style-name="Heading_20_2">
      <style:text-properties officeooo:rsid="00104575" officeooo:paragraph-rsid="00104575"/>
    </style:style>
    <style:style style:name="P7" style:family="paragraph" style:parent-style-name="Heading_20_2">
      <loext:graphic-properties draw:fill="none" draw:fill-color="#ffffff"/>
      <style:paragraph-properties fo:margin-top="0in" fo:margin-bottom="0in" loext:contextual-spacing="false" fo:background-color="transparent"/>
      <style:text-properties fo:color="#1c1e29" fo:font-weight="normal" fo:background-color="transparent"/>
    </style:style>
    <style:style style:name="P8" style:family="paragraph" style:parent-style-name="Text_20_body">
      <style:text-properties officeooo:rsid="0012760a" officeooo:paragraph-rsid="0012760a"/>
    </style:style>
    <style:style style:name="P9" style:family="paragraph" style:parent-style-name="Text_20_body">
      <style:text-properties officeooo:rsid="0015ceeb" officeooo:paragraph-rsid="0015ceeb"/>
    </style:style>
    <style:style style:name="P10" style:family="paragraph" style:parent-style-name="Text_20_body">
      <style:text-properties officeooo:rsid="0015ceeb" officeooo:paragraph-rsid="000d6830"/>
    </style:style>
    <style:style style:name="P11" style:family="paragraph" style:parent-style-name="Text_20_body">
      <style:text-properties fo:color="#1c1e29" officeooo:rsid="0015ceeb" officeooo:paragraph-rsid="000d6830" fo:background-color="transparent"/>
    </style:style>
    <style:style style:name="P12" style:family="paragraph" style:parent-style-name="Text_20_body">
      <loext:graphic-properties draw:fill="none" draw:fill-color="#ffffff"/>
      <style:paragraph-properties fo:margin-top="0in" fo:margin-bottom="0in" loext:contextual-spacing="false" fo:background-color="transparent"/>
      <style:text-properties fo:color="#1c1e29" fo:background-color="transparent"/>
    </style:style>
    <style:style style:name="P13" style:family="paragraph" style:parent-style-name="Text_20_body">
      <loext:graphic-properties draw:fill="none" draw:fill-color="#ffffff"/>
      <style:paragraph-properties fo:margin-top="0in" fo:margin-bottom="0in" loext:contextual-spacing="false" fo:background-color="transparent"/>
    </style:style>
    <style:style style:name="T1" style:family="text">
      <style:text-properties officeooo:rsid="000ed448"/>
    </style:style>
    <style:style style:name="T2" style:family="text">
      <style:text-properties officeooo:rsid="00104575"/>
    </style:style>
    <style:style style:name="T3" style:family="text">
      <style:text-properties officeooo:rsid="0010b8a5"/>
    </style:style>
    <style:style style:name="T4" style:family="text">
      <style:text-properties officeooo:rsid="0012760a"/>
    </style:style>
    <style:style style:name="T5" style:family="text">
      <style:text-properties officeooo:rsid="0015ce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Pad </text:p>
      <text:p text:style-name="P11">Earlier this year I was in the market for a tablet. I had been using a Kindle Fire HD8, but it was proving to be too slow for normal operation. I decided to purchase the Kindle Fire HD10 at the time over the iPad due to the price. After a while of using it, I have decided I was wrong in getting it and have purchased the iPad anyway.</text:p>
      <text:p text:style-name="P12">What I have found so far is that the iPad is light years better than the Kindle. From the app support to performance, there is just nothing better on the Kindle side other than the price. One of the main reasons that I ended up needing to get the iPad is so I could use the digital inking. Despite the Kindle being half the price, the iPad is all around a better value.</text:p>
      <text:p text:style-name="P13"/>
      <text:p text:style-name="P12"> </text:p>
      <text:h text:style-name="P7" text:outline-level="2">Hardware</text:h>
      <text:p text:style-name="P12">The iPad has a great metal body, stiff buttons, and a processor that is much nicer than the Kindle. The A10 Fusion chip may be several generations old, but it still does a great job, even with the little digital inking that I have done.</text:p>
      <text:p text:style-name="P12">The screen is smooth and looks great. Compared to the Kindle, the screen is better, but not by a huge amount. And due to the aspect ratio, the Kindle is usually better for streaming content; there are not the large letterboxes and the image fills more of the screen. However, for everything else I prefer the iPad aspect ratio. It is a lot better for surfing, and apps feel better spaced out and optimized for portrait use.</text:p>
      <text:p text:style-name="P12">The bezels on the iPad are large, but I don’t have a problem with it. It is a lot easier to hold when the bezels are there.</text:p>
      <text:p text:style-name="P13"/>
      <text:p text:style-name="P12"> </text:p>
      <text:h text:style-name="P7" text:outline-level="2">Software</text:h>
      <text:p text:style-name="P12">This is the area that I think the iPad stands out from the Kindle. iOS is just so much better than FireOS. FireOS is built off an old version of Android, and it is starting to suffer for that. Certain apps are out of date and will not update to their newest version, this has resulted in a couple of apps breaking. The OS operates faster and is not just a front end to a store. There is the lock-in to the Apple App store, but it is just an app there, not all of the expanded screens.</text:p>
      <text:p text:style-name="P12">Probably one of the biggest features that I like is access to regular apps. For whatever reason, the Kindle Store is limited and does not even allow for alternative browsers. Of course, you can sideload, but that is a pain and you still can always get the true main version of the app.</text:p>
      <text:p text:style-name="P12">On the iPad, there is an option of all of the major apps, and they are up to date and optimized for the screen size. One of the biggest positives with this is that I have access to the google apps, which I use on every other device, so it is very easy for me to share documents between devices using things like Google Docs.</text:p>
      <text:p text:style-name="P12">I addition, even this iPad supports the Apple Pencil and digital inking. One of the main reasons that I ultimately wanted to get the iPad was that I wanted to be able to make to-do lists at work. I don’t like using note pads because once I write something down and move on, I am not able to then come back <text:soft-page-break/>and add more unless I just left the space there in the first place. With OneNote, I can add the space later. I have had forearm pain for a while, and have been looking for ways for me to type less. The iPad allowed me to use OneNote to keep organized, but use digital inking to write rather than type. While this has not solved the pain, it has helped.</text:p>
      <text:p text:style-name="P12">On the downside, I am reminded of the reason that iOS is not my favorite. Apps can only be icons on the screen and it is harder to order them the way one would like to. The widgets are off to the left, along with the notifications. The update to iPadOS had been nice and offers up some additional options for keeping the widgets on the home page at all times, as well as some welcomed dark mode enhancements.</text:p>
      <text:p text:style-name="P13"/>
      <text:p text:style-name="P12"> </text:p>
      <text:p text:style-name="P12">Final Thoughts</text:p>
      <text:p text:style-name="P12">This is a great device, especially for the money. I am a little disappointed that I got the 9.7-inch version right before they came out with a 10.2-inch version that gets access to the keyboard, but for what I am using this for, it is perfect. I find that I used this for a large portion of my web surfing, paying some bills, streaming TV, as well as using this daily for taking notes while at work. I have even found myself sketching for the first time in years using ProCreate and the Apple Pencil. While I am not a fan of Apple, I am a fan of the iPad. I would love to see something this professional on the Linux tablet market one day.</text:p>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1T13:31:14.013324253</meta:creation-date>
    <dc:date>2019-11-10T16:57:39.489473781</dc:date>
    <meta:editing-duration>PT21M40S</meta:editing-duration>
    <meta:editing-cycles>2</meta:editing-cycles>
    <meta:generator>LibreOffice/6.3.2.2$Linux_X86_64 LibreOffice_project/30$Build-2</meta:generator>
    <meta:document-statistic meta:table-count="0" meta:image-count="0" meta:object-count="0" meta:page-count="2" meta:paragraph-count="18" meta:word-count="847" meta:character-count="4321" meta:non-whitespace-character-count="3485"/>
  </office:meta>
</office:document-meta>
</file>